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c8c5a" officeooo:paragraph-rsid="000c8c5a"/>
    </style:style>
    <style:style style:name="P2" style:family="paragraph" style:parent-style-name="Heading_20_2">
      <style:text-properties officeooo:rsid="000c8c5a" officeooo:paragraph-rsid="000c8c5a"/>
    </style:style>
    <style:style style:name="P3" style:family="paragraph" style:parent-style-name="Subtitle">
      <style:text-properties officeooo:rsid="000c8c5a" officeooo:paragraph-rsid="000c8c5a"/>
    </style:style>
    <style:style style:name="P4" style:family="paragraph" style:parent-style-name="Text_20_body">
      <style:text-properties fo:font-variant="normal" fo:text-transform="none" style:font-name="Liberation Serif" fo:font-style="normal" fo:font-weight="normal" officeooo:rsid="000c8c5a" officeooo:paragraph-rsid="000c8c5a"/>
    </style:style>
    <style:style style:name="P5" style:family="paragraph" style:parent-style-name="Subtitle">
      <style:text-properties officeooo:rsid="000cca78" officeooo:paragraph-rsid="000cca78"/>
    </style:style>
    <style:style style:name="P6" style:family="paragraph" style:parent-style-name="Text_20_body">
      <style:text-properties officeooo:rsid="000cca78" officeooo:paragraph-rsid="000cca78"/>
    </style:style>
    <style:style style:name="P7" style:family="paragraph" style:parent-style-name="Text_20_body" style:list-style-name="List_20_1">
      <style:text-properties fo:font-variant="normal" fo:text-transform="none" style:font-name="Liberation Serif" fo:font-size="12pt" fo:font-style="normal" fo:font-weight="normal" officeooo:rsid="000c8c5a" officeooo:paragraph-rsid="000c8c5a"/>
    </style:style>
    <style:style style:name="P8" style:family="paragraph" style:parent-style-name="Text_20_body">
      <style:text-properties style:font-name="Liberation Serif" fo:font-weight="bold" officeooo:rsid="000c8c5a" officeooo:paragraph-rsid="000c8c5a" style:font-weight-asian="bold" style:font-weight-complex="bold"/>
    </style:style>
    <style:style style:name="P9" style:family="paragraph" style:parent-style-name="Text_20_body">
      <style:text-properties fo:font-variant="normal" fo:text-transform="none" style:font-name="Liberation Serif" fo:font-style="normal" fo:font-weight="normal" officeooo:rsid="000c8c5a" officeooo:paragraph-rsid="000c8c5a" style:font-weight-asian="bold" style:font-weight-complex="bold"/>
    </style:style>
    <style:style style:name="P10" style:family="paragraph" style:parent-style-name="Text_20_body" style:list-style-name="Numbering_20_123">
      <style:text-properties style:font-name="Liberation Serif" fo:font-size="12pt" fo:language="en" fo:country="US" fo:font-weight="normal" officeooo:rsid="000c8c5a" officeooo:paragraph-rsid="000c8c5a" style:font-weight-asian="bold" style:font-weight-complex="bold"/>
    </style:style>
    <style:style style:name="P11" style:family="paragraph" style:parent-style-name="Text_20_body" style:list-style-name="Numbering_20_123">
      <style:text-properties fo:font-variant="normal" fo:text-transform="none" style:font-name="Liberation Serif" fo:font-size="12pt" fo:language="en" fo:country="US" fo:font-style="normal" fo:font-weight="normal" officeooo:rsid="000c8c5a" officeooo:paragraph-rsid="000c8c5a" style:font-weight-asian="bold" style:font-weight-complex="bold"/>
    </style:style>
    <style:style style:name="P12" style:family="paragraph" style:parent-style-name="Text_20_body" style:list-style-name="Numbering_20_123">
      <style:text-properties style:font-name="Liberation Serif" fo:font-size="12pt" fo:language="en" fo:country="US" fo:font-weight="normal" officeooo:paragraph-rsid="000c8c5a"/>
    </style:style>
    <style:style style:name="P13" style:family="paragraph" style:parent-style-name="Heading_20_2">
      <style:text-properties officeooo:rsid="000dc040" officeooo:paragraph-rsid="000dc040"/>
    </style:style>
    <style:style style:name="P14" style:family="paragraph" style:parent-style-name="Subtitle">
      <style:text-properties officeooo:rsid="0010b771" officeooo:paragraph-rsid="0010b771"/>
    </style:style>
    <style:style style:name="P15" style:family="paragraph" style:parent-style-name="Text_20_body">
      <style:text-properties officeooo:rsid="000e7b7c" officeooo:paragraph-rsid="000e7b7c"/>
    </style:style>
    <style:style style:name="P16" style:family="paragraph" style:parent-style-name="Text_20_body">
      <style:text-properties fo:color="#c9211e" loext:opacity="100%" officeooo:rsid="000ee0df" officeooo:paragraph-rsid="000ee0df"/>
    </style:style>
    <style:style style:name="P17" style:family="paragraph" style:parent-style-name="Text_20_body">
      <style:text-properties style:use-window-font-color="true" loext:opacity="0%" officeooo:rsid="000ee0df" officeooo:paragraph-rsid="0010b771"/>
    </style:style>
    <style:style style:name="P18" style:family="paragraph" style:parent-style-name="Text_20_body">
      <style:text-properties fo:color="#ff0000" loext:opacity="100%" officeooo:rsid="0010b771" officeooo:paragraph-rsid="0010b771"/>
    </style:style>
    <style:style style:name="P19" style:family="paragraph" style:parent-style-name="Text_20_body">
      <style:text-properties officeooo:rsid="0010b771" officeooo:paragraph-rsid="0010b771"/>
    </style:style>
    <style:style style:name="P20" style:family="paragraph" style:parent-style-name="Text_20_body">
      <style:text-properties officeooo:rsid="00116041" officeooo:paragraph-rsid="00116041"/>
    </style:style>
    <style:style style:name="P21" style:family="paragraph" style:parent-style-name="Text_20_body">
      <style:text-properties officeooo:paragraph-rsid="000dc040"/>
    </style:style>
    <style:style style:name="P22" style:family="paragraph" style:parent-style-name="Subtitle">
      <style:text-properties officeooo:rsid="001c4d3c" officeooo:paragraph-rsid="001c4d3c"/>
    </style:style>
    <style:style style:name="P23" style:family="paragraph" style:parent-style-name="Text_20_body">
      <style:text-properties officeooo:rsid="001df617" officeooo:paragraph-rsid="001df617"/>
    </style:style>
    <style:style style:name="P24" style:family="paragraph" style:parent-style-name="Text_20_body">
      <style:text-properties officeooo:rsid="0020cf63" officeooo:paragraph-rsid="0020cf63"/>
    </style:style>
    <style:style style:name="P25" style:family="paragraph" style:parent-style-name="Subtitle">
      <style:text-properties officeooo:rsid="001df617" officeooo:paragraph-rsid="001df617"/>
    </style:style>
    <style:style style:name="P26" style:family="paragraph" style:parent-style-name="Text_20_body">
      <style:text-properties officeooo:rsid="001f1190" officeooo:paragraph-rsid="001f1190"/>
    </style:style>
    <style:style style:name="P27" style:family="paragraph" style:parent-style-name="Text_20_body" style:list-style-name="List_20_1">
      <style:text-properties officeooo:rsid="001f1190" officeooo:paragraph-rsid="001f1190"/>
    </style:style>
    <style:style style:name="P28" style:family="paragraph" style:parent-style-name="Text_20_body">
      <style:text-properties officeooo:rsid="001c4d3c" officeooo:paragraph-rsid="001c4d3c"/>
    </style:style>
    <style:style style:name="P29" style:family="paragraph" style:parent-style-name="Text_20_body">
      <style:text-properties officeooo:rsid="001a796c" officeooo:paragraph-rsid="001a796c"/>
    </style:style>
    <style:style style:name="P30" style:family="paragraph" style:parent-style-name="Text_20_body">
      <style:text-properties officeooo:rsid="001ab495" officeooo:paragraph-rsid="001ab495"/>
    </style:style>
    <style:style style:name="P31" style:family="paragraph" style:parent-style-name="Text_20_body">
      <style:text-properties officeooo:rsid="00116459" officeooo:paragraph-rsid="00116459"/>
    </style:style>
    <style:style style:name="P32" style:family="paragraph" style:parent-style-name="Text_20_body">
      <style:text-properties officeooo:rsid="0013904f" officeooo:paragraph-rsid="0013904f"/>
    </style:style>
    <style:style style:name="P33" style:family="paragraph" style:parent-style-name="Heading_20_2">
      <style:text-properties officeooo:rsid="0013904f" officeooo:paragraph-rsid="0013904f"/>
    </style:style>
    <style:style style:name="P34" style:family="paragraph" style:parent-style-name="Subtitle">
      <style:text-properties officeooo:rsid="0015a93b" officeooo:paragraph-rsid="0015a93b"/>
    </style:style>
    <style:style style:name="P35" style:family="paragraph" style:parent-style-name="Text_20_body">
      <style:text-properties officeooo:rsid="0015a93b" officeooo:paragraph-rsid="0015a93b"/>
    </style:style>
    <style:style style:name="P36" style:family="paragraph" style:parent-style-name="Subtitle">
      <style:text-properties officeooo:rsid="001685dc" officeooo:paragraph-rsid="001685dc"/>
    </style:style>
    <style:style style:name="P37" style:family="paragraph" style:parent-style-name="Text_20_body">
      <style:text-properties officeooo:rsid="00171255" officeooo:paragraph-rsid="00196993"/>
    </style:style>
    <style:style style:name="P38" style:family="paragraph" style:parent-style-name="Text_20_body">
      <style:text-properties officeooo:rsid="00171255" officeooo:paragraph-rsid="00171255"/>
    </style:style>
    <style:style style:name="P39" style:family="paragraph" style:parent-style-name="Text_20_body">
      <style:text-properties officeooo:rsid="002170be" officeooo:paragraph-rsid="002170be"/>
    </style:style>
    <style:style style:name="P40" style:family="paragraph" style:parent-style-name="Text_20_body">
      <style:text-properties officeooo:rsid="00218412" officeooo:paragraph-rsid="00218412"/>
    </style:style>
    <style:style style:name="P41" style:family="paragraph" style:parent-style-name="Text_20_body">
      <style:text-properties officeooo:rsid="001685dc" officeooo:paragraph-rsid="001685dc"/>
    </style:style>
    <style:style style:name="P42" style:family="paragraph" style:parent-style-name="Text_20_body">
      <style:text-properties officeooo:paragraph-rsid="0013904f"/>
    </style:style>
    <style:style style:name="P43" style:family="paragraph" style:parent-style-name="Heading_20_2">
      <style:text-properties officeooo:rsid="0013fa46" officeooo:paragraph-rsid="0013fa46"/>
    </style:style>
    <style:style style:name="P44" style:family="paragraph" style:parent-style-name="Subtitle">
      <style:text-properties officeooo:rsid="00218412" officeooo:paragraph-rsid="00218412"/>
    </style:style>
    <style:style style:name="P45" style:family="paragraph" style:parent-style-name="Text_20_body">
      <style:text-properties officeooo:rsid="00227bc5" officeooo:paragraph-rsid="00227bc5"/>
    </style:style>
    <style:style style:name="P46" style:family="paragraph" style:parent-style-name="Text_20_body">
      <style:text-properties officeooo:rsid="00233237" officeooo:paragraph-rsid="00233237"/>
    </style:style>
    <style:style style:name="P47" style:family="paragraph" style:parent-style-name="Subtitle">
      <style:text-properties officeooo:rsid="00227bc5" officeooo:paragraph-rsid="00227bc5"/>
    </style:style>
    <style:style style:name="P48" style:family="paragraph" style:parent-style-name="Heading_20_2">
      <style:text-properties officeooo:rsid="00227bc5" officeooo:paragraph-rsid="00227bc5"/>
    </style:style>
    <style:style style:name="P49" style:family="paragraph" style:parent-style-name="Text_20_body">
      <style:text-properties officeooo:paragraph-rsid="00227bc5"/>
    </style:style>
    <style:style style:name="T1" style:family="text">
      <style:text-properties fo:font-size="12pt" fo:language="en" fo:country="US"/>
    </style:style>
    <style:style style:name="T2" style:family="text">
      <style:text-properties fo:language="en" fo:country="US"/>
    </style:style>
    <style:style style:name="T3" style:family="text">
      <style:text-properties officeooo:rsid="000c8c5a" style:font-weight-asian="bold" style:font-weight-complex="bold"/>
    </style:style>
    <style:style style:name="T4" style:family="text">
      <style:text-properties officeooo:rsid="000ee0df"/>
    </style:style>
    <style:style style:name="T5" style:family="text">
      <style:text-properties fo:color="#ff0000" loext:opacity="100%"/>
    </style:style>
    <style:style style:name="T6" style:family="text">
      <style:text-properties fo:color="#ff0000" loext:opacity="100%" officeooo:rsid="0010b771"/>
    </style:style>
    <style:style style:name="T7" style:family="text">
      <style:text-properties officeooo:rsid="0010b771"/>
    </style:style>
    <style:style style:name="T8" style:family="text">
      <style:text-properties style:use-window-font-color="true" loext:opacity="0%"/>
    </style:style>
    <style:style style:name="T9" style:family="text">
      <style:text-properties style:use-window-font-color="true" loext:opacity="0%" officeooo:rsid="00116041"/>
    </style:style>
    <style:style style:name="T10" style:family="text">
      <style:text-properties officeooo:rsid="001f1190"/>
    </style:style>
    <style:style style:name="T11" style:family="text">
      <style:text-properties officeooo:rsid="0020cf63"/>
    </style:style>
    <style:style style:name="T12" style:family="text">
      <style:text-properties officeooo:rsid="002170be"/>
    </style:style>
    <style:style style:name="T13" style:family="text">
      <style:text-properties officeooo:rsid="001ab495"/>
    </style:style>
    <style:style style:name="T14" style:family="text">
      <style:text-properties officeooo:rsid="0012974e"/>
    </style:style>
    <style:style style:name="T15" style:family="text">
      <style:text-properties officeooo:rsid="00171255"/>
    </style:style>
    <style:style style:name="T16" style:family="text">
      <style:text-properties officeooo:rsid="00196993"/>
    </style:style>
    <style:style style:name="T17" style:family="text">
      <style:text-properties officeooo:rsid="001a796c"/>
    </style:style>
    <style:style style:name="T18" style:family="text">
      <style:text-properties officeooo:rsid="00233237"/>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color="#bf0041" loext:opacity="1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ah Davis – Data Mining – CWK2 – Research Proposal</text:h>
      <text:h text:style-name="P1" text:outline-level="1">Small Domain Specific LLMs for Consumer Hardware</text:h>
      <text:h text:style-name="P2" text:outline-level="2">Research Hypothesis and Objectives</text:h>
      <text:p text:style-name="P3">My Hypothesis</text:p>
      <text:p text:style-name="P4"><text:span text:style-name="T1">I believe that small LLMs (around 1 billion parameters), can perform similarly to a large LLM (hundreds of billions of parameters), on a certain domain, after being fine-tuned on domain-specific data, all whilst being able to run locally on consumer hardware.</text:span> </text:p>
      <text:p text:style-name="P5">Scientific Novelty and Challenge</text:p>
      <text:p text:style-name="P6">This project challenges the assumption of models performance being based on their size. It aims to explore the possibilities of a small model, fine tuned on a specific domain, matching or outperforming a larger model. The </text:p>
      <text:p text:style-name="P3">Justification</text:p>
      <text:p text:style-name="P4"><text:span text:style-name="T1">Current large scale LLMs are incredible tools, having shown great capabilities in areas such as generating text, assisting with problem solving, and explaining information across various domains. However, these models have significant drawbacks:</text:span> </text:p>
      <text:list text:style-name="List_20_1">
        <text:list-item>
          <text:p text:style-name="P7"><text:span text:style-name="T2">Environmental Footprint – Running these AI models uses vast amounts of energy and water. This can contribute to vast environmental impacts such as global warming and threatening water security.</text:span> </text:p>
        </text:list-item>
        <text:list-item>
          <text:p text:style-name="P7"><text:span text:style-name="T2">Hardware Requirements – Running these models requires high end GPUs which are often only owned by companies and data centers, often forcing people into using cloud computing.</text:span> </text:p>
        </text:list-item>
        <text:list-item>
          <text:p text:style-name="P7"><text:span text:style-name="T2">Sustainability Concerns – Many companies offering free use of these models from their data centers are operating at a loss, relying on investor funding. If funding stops or reduces, free access may no longer exist, and many people will no longer have access to LLMs.</text:span> </text:p>
        </text:list-item>
      </text:list>
      <text:p text:style-name="P4"><text:span text:style-name="T1">But a promising solution to these issues is running smaller scale LLMs locally on your own machine. These models can run efficiently on common consumer grade hardware, such as low end Nvidia GPUs (commonly used for gaming), and even good CPUs. However, these models have one significant drawback:</text:span> </text:p>
      <text:list xml:id="list1255171770446" text:continue-numbering="true" text:style-name="List_20_1">
        <text:list-item>
          <text:p text:style-name="P7"><text:span text:style-name="T2">Lack of Knowledge – These smaller models are trained on far less data than the LLMs, this often results in these models underperforming in comparison with larger models.</text:span> </text:p>
        </text:list-item>
      </text:list>
      <text:p text:style-name="P4"><text:span text:style-name="T1">However, to address this limitation, fine tuning small language models on domain specific datasets can improve their performance in that given area. This allows small LLMs to excel in a specific area, whilst remaining environmentally friendly, and being able to run on your own hardware.</text:span> </text:p>
      <text:p text:style-name="P3">Objectives</text:p>
      <text:p text:style-name="P8">Main Objective</text:p>
      <text:p text:style-name="P9"><text:soft-page-break/><text:span text:style-name="T1">To create a system where I can train a ‘small LLM’ on a specific domain, to make the LLM an expert in that area, performing similarly, if not better than larger LLMs, whilst being efficient to run and train (on consumer hardware).</text:span> </text:p>
      <text:p text:style-name="P8">Specific Objectives</text:p>
      <text:list text:style-name="Numbering_20_123">
        <text:list-item>
          <text:p text:style-name="P10">Data collection – Come up with a suitable method to collect/mine the large and detailed data on a topic required to train the model.</text:p>
        </text:list-item>
        <text:list-item>
          <text:p text:style-name="P11">Data processing – Experiment with different methods to turn the mined data into a format suitable for training an AI model. Also experiment with different methods to select important and unimportant data from the mined data. </text:p>
        </text:list-item>
        <text:list-item>
          <text:p text:style-name="P11">Fine tuning – Choose a suitable fine-tuning method, and model to fine tune. </text:p>
        </text:list-item>
        <text:list-item>
          <text:p text:style-name="P11">Hardware capabilities – Ensure this can all be completed on basic hardware. </text:p>
        </text:list-item>
        <text:list-item>
          <text:p text:style-name="P12"><text:span text:style-name="T3">E</text:span>valuation – Research and choose suitable methods to evaluate the performance of the fine-tuned model.</text:p>
        </text:list-item>
      </text:list>
      <text:h text:style-name="P13" text:outline-level="2">Background</text:h>
      <text:p text:style-name="P14">Introduction and Current Limitations</text:p>
      <text:p text:style-name="P15">Recently, large language models made by OpenAI and Google have shown impressive skills in understanding and writing human like text. These companies have pushed the boundaries of natural language processing, but these innovations have come with massive computational <text:span text:style-name="T4">requirements, raising worries about the environment, accessibility, and long-term scalability.</text:span></text:p>
      <text:p text:style-name="P16">Find some research paper to back this up!</text:p>
      <text:p text:style-name="P17">These limitations, prompted me to think about lower cost solutions, where I came across small language models and discovered their effectiveness (as well as their flaws). <text:span text:style-name="T5">Research paper here to talk about effectiveness of small LLMS, but flaws, </text:span><text:span text:style-name="T6">also talk about some small models</text:span><text:span text:style-name="T5">. </text:span>However, I further found out that these models can be fine tuned on specific data which you train the language model on. <text:span text:style-name="T5">From this source (probably not a paper maybe a youtube video where I learnt this fact from).</text:span> </text:p>
      <text:p text:style-name="P17"><text:span text:style-name="T7">After further researching this topic, I found that fine tuning could be very effective and wanted to research further. </text:span><text:span text:style-name="T6">Talk about some papers here talking about effectiveness.</text:span></text:p>
      <text:p text:style-name="P14">Local and National Research Context</text:p>
      <text:p text:style-name="P18">Here I need to find what is happening locally in this area</text:p>
      <text:p text:style-name="P14">Research Gap and Justification</text:p>
      <text:p text:style-name="P19">Currently there are so many businesses, people, and organizations that could benefit from the use of AI systems, as we are starting to see (<text:span text:style-name="T5">Maybe paper here talking about uses of AI</text:span>)<text:span text:style-name="T8">, all these systems current and future rely on large models, which will only grow the environmental damage, and demand (hence cost) for these resources. Therefore, small environmental friendly alternatives will be appreciated and gladly endorsed by many companies looking to reduce their carbon footprints. </text:span><text:soft-page-break/><text:span text:style-name="T8">However, these companies cannot just use small models as these won’t do, but high performing small domain specific language models will be a great alternative.</text:span></text:p>
      <text:p text:style-name="P19"><text:span text:style-name="T8">Further more few studies have focused on </text:span><text:span text:style-name="T9">the deployment of these language models on consumer grade hardware. This study also aims to evaluate the feasibility of people running small yet effective LLMs on their own devices for free, therefore helping improve accessibility to models and reducing environmental damage.</text:span></text:p>
      <text:p text:style-name="P20"><text:span text:style-name="T8">Another big part of this research will be how to effectively fine tune these models. I will need vast amounts of data to do this, and furthermore this data must be high quality.</text:span></text:p>
      <text:p text:style-name="P21"/>
      <text:h text:style-name="P13" text:outline-level="2">Importance and Contribution to knowledge</text:h>
      <text:p text:style-name="P22">Economic Impact</text:p>
      <text:p text:style-name="P23">Currently, running massive LLMs in data centers is incredibly expensive with cost of hardware, and power. My proposed solution would remove the need for these data centers to run and train these new effective models, as users can run them on their own devices such as laptops. This effectively makes the only cost for businesses buying or making a custom model which can be done easily. This will massively reduce the cost for companies to leverage AI, this will lead to economic growth.</text:p>
      <text:p text:style-name="P23">Furthermore, my proposed solution won’t just make it cheaper to leverage AI, but if used effectively it should improve productivity. <text:span text:style-name="T10">Which once again can be linked to economic growth.</text:span></text:p>
      <text:p text:style-name="P24">I believe that</text:p>
      <text:p text:style-name="P25">Contribution to <text:span text:style-name="T11">(</text:span>Emerging<text:span text:style-name="T11">)</text:span> Industries</text:p>
      <text:p text:style-name="P26">Fine tuning LLMs is broad in itself, in the fact that the LLMs can be trained on whichever topic you would like, given you have suitable and effective training data. Therefore, I believe my proposed solution could be used across all industries, as well as emerging industries. Some examples could be:</text:p>
      <text:list text:continue-list="list1255171770446" text:style-name="List_20_1">
        <text:list-item>
          <text:p text:style-name="P27">Fine tuning on legal documents to help law firms draft legal documents.</text:p>
        </text:list-item>
        <text:list-item>
          <text:p text:style-name="P27">Fine tuned on medical data such as symptoms, to aid doctors in effectively diagnosing uncommon illnesses.</text:p>
        </text:list-item>
        <text:list-item>
          <text:p text:style-name="P27"><text:s/><text:span text:style-name="T12">Fine tuning on specific education content to make education models where students can be taught exactly what the content is, without the chance of being told information from poor sources.</text:span></text:p>
        </text:list-item>
      </text:list>
      <text:p text:style-name="P24">To name a few, but I believe that there are endless possibilities of where fine tuned LLMs can be effective tools or solutions to problems faced in businesses.</text:p>
      <text:p text:style-name="P24">Also, I believe that fine tuned LLMs could become a small industry itself. As we adopt AI more and more into our work, small businesses and big businesses may all find possible needs for specialised AI tools which can run on their locally for free. This means that a market selling and creating these models for people or companies may be introduced.</text:p>
      <text:p text:style-name="P24"/>
      <text:p text:style-name="P25"><text:soft-page-break/>Addressing Societal Challenges</text:p>
      <text:p text:style-name="P23">---</text:p>
      <text:p text:style-name="P25">Contribution to Research</text:p>
      <text:p text:style-name="P24">I believe this will benefit research as it will allow countless new effective tools to be created.</text:p>
      <text:p text:style-name="P24">Furthermore, I believe the data mining/processing techniques used may be effective for other projects.</text:p>
      <text:p text:style-name="P23">------------------------------------------------------------------------------------------------------------------------</text:p>
      <text:p text:style-name="P28"/>
      <text:p text:style-name="P29">As AI usage becomes more mainstream within businesses, as well as our ever day lives, we increase the damage to our environment. Furthermore, as AI improves, we will see more and more use cases of AI <text:span text:style-name="T13">(especially within industry)</text:span>, in turn creating even more environmental damage. <text:span text:style-name="T13">Also, as newer and ‘improved’ AI models are being released, we often see that they are making small gains on previous versions, by using massive gains in power consumption. This isn’t a sustainable future, environmentally, and technologically, as we will reach a ceiling of how much power we can use.</text:span></text:p>
      <text:p text:style-name="P30">This is one large reason, that small effective fine tuned models may be a key alternative to this future, where we have small effective models running on local hardware, instead of huge data centers being used for all general purpose tasks.</text:p>
      <text:p text:style-name="P28">Another problem with current AI solutions, is the fact they are mainly all cloud based. This may put off many companies from utilizing these tools, as this will involve introducing third parties (e.g. OpenAI) to their company data, which could be a privacy concern. However, if companies could run effective AI models, and tools (fine tuned LLMs for specific tasks), this will allow these companies and workers to leverage AI, while maintaining privacy.</text:p>
      <text:p text:style-name="P31"/>
      <text:p text:style-name="P31">A system which can easily tune language models on a specific sub domain will mean it will be cheap and easy to make custom models, for custom applications such as drafting documents, diagnosing illnesses, and much more.</text:p>
      <text:p text:style-name="P31">Further more, I think <text:s/>the biggest economical advantage of this system will be the ability to make really effective custom AI agents from these language models to handle all sorts of tasks which humans could do.</text:p>
      <text:p text:style-name="P32">Another advantage we may see is that this could be used to make incredibly effective AI agents for teaching students content. As these models can be trained on specific info, they can be taught exactly the content students need and nothing more.</text:p>
      <text:p text:style-name="P31">However, a tool like this could have negative effects, through possibly the chance of taking somebodies job, e.g. advanced AI agents <text:span text:style-name="T14">could replace humans in some jobs as we have already seen.</text:span></text:p>
      <text:h text:style-name="P33" text:outline-level="2"><text:soft-page-break/>Pilot Study</text:h>
      <text:p text:style-name="P34">Aims</text:p>
      <text:p text:style-name="P35">My pilot study is aiming to assess the feasibility of my hypothesis, by fine tuning a small model on a dataset I curate, further more I plan to train this locally on my PC or laptop, and expect the resulting model to run efficiently on my devices. I am not expecting this result to be perfect, but I would like to see some slight improvements in the responses from the language model after I have trained it, in my chosen domain.</text:p>
      <text:p text:style-name="P34">Setup</text:p>
      <text:p text:style-name="P35">I am using the TinyLLaMA open source model from Meta, which I will be training on my own dataset. I will use SketchEngine to help me collect a corpus on a specific domain, <text:span text:style-name="T15">as well as some web-scraping scripts.</text:span> From here I will use some methods to split the corpus up into suitable prompts for training the model on. To train the model I will use LoRA (low rank adaption), due to its small computational requirements in comparison with other fine-tuning/training methods.</text:p>
      <text:p text:style-name="P36">The Process</text:p>
      <text:p text:style-name="P37">For this pilot study, I decided to fine tune my language model on Star Wars content, to hopefully make an effective language model for giving me information about star wars! <text:span text:style-name="T16">Although this model may not have much use other than perhaps a Star Wars ‘tutor’, or alternative to a search engine for Star Wars, I believe that this pilot study will show the feasibility of these methods, which can then be adapted to ‘more useful’ use cases, such as </text:span><text:span text:style-name="T17">drafting legal documents.</text:span></text:p>
      <text:p text:style-name="P37">My initial step was to use SketchEngine to make a corpus on star wars which I could hopefully use to train the model on. During this process I found that downloading the corpus from SketchEngine wasn’t particularly effective, as it seemed to collect all the content from a web page including nav-bars etc. Furthermore, this data wasn’t split into different articles, making it difficult for me <text:span text:style-name="T17">to pre-process this data into suitable example prompts for training.</text:span></text:p>
      <text:p text:style-name="P38">Therefore, I used web scraping in python using the BeautifulSoup library on <text:a xlink:type="simple" xlink:href="https://starwars.fandom.com/wiki/" text:style-name="Internet_20_link" text:visited-style-name="Visited_20_Internet_20_Link">https://starwars.fandom.com/wiki/</text:a> (Wookiepedia) to scrape shorter, more meaningful texts on more precise topics within star wars. This allowed me to formulate my scraped data into question and answer formats for fine-tuning my data. With TinyLLaMA there is no specific format so I used my own which was “Instruction: {prompt}\n\nResponse: {result data}”. Therefore, for each article/scraped page I used python to turn the prompt into a prompt result pair (or multiple).</text:p>
      <text:p text:style-name="P39">From here, I found that my fine tuning had worked, however, not to the degree I would have liked. My fine tuning was obvious from the fact that the language model used lots of Star Wars terminology when asked about Star Wars, but often incorrectly. I associated this with the training data I used. I used 34 formatted prompts, all with the same format of question “Tell me about {character name}”, I believe this wasn’t specific enough.</text:p>
      <text:p text:style-name="P40">Therefore, I looked at methods to split my current data up into smaller question and answer formats, to do this I looked at numerous NLP methods as well as use of LLMs.</text:p>
      <text:p text:style-name="P36"><text:soft-page-break/>Early Results</text:p>
      <text:p text:style-name="P41">Link to my github repo</text:p>
      <text:p text:style-name="P42"/>
      <text:h text:style-name="P43" text:outline-level="2">Programme and Methodology </text:h>
      <text:p text:style-name="P44">Work Programme (Steps)</text:p>
      <text:p text:style-name="P45">I am going to follow the CRISP-DM methodology to plan out my steps, beginning with <text:span text:style-name="T18">my business understanding.</text:span></text:p>
      <text:p text:style-name="P46">1. <text:span text:style-name="T19">Business Understanding</text:span></text:p>
      <text:p text:style-name="P46"><text:span text:style-name="T20">My goal is to find an effective method for fine tuning a small LLM on a specific sub-domain which can run on consumer hardware. To do this, the data is the most important part; I need to research and develop a method to collect data on a specific sub-domain, and then I need to create a training dataset from this data, which can effectively train my LLM. </text:span><text:span text:style-name="T21">ADD success criteria</text:span></text:p>
      <text:p text:style-name="P46"><text:span text:style-name="T20"/></text:p>
      <text:p text:style-name="P44">Methods, Tools, and Techniques</text:p>
      <text:p text:style-name="P40">---</text:p>
      <text:p text:style-name="P44">User/Stakeholder Involvement</text:p>
      <text:p text:style-name="P40">--</text:p>
      <text:p text:style-name="P44">Milestones and Deliverables</text:p>
      <text:p text:style-name="P40">---</text:p>
      <text:p text:style-name="P47">Project Management Plan</text:p>
      <text:p text:style-name="P45">---</text:p>
      <text:h text:style-name="P48" text:outline-level="2">Workplan Diagram</text:h>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2:57:49.732558289</meta:creation-date>
    <dc:date>2025-04-28T00:12:53.861347203</dc:date>
    <meta:editing-duration>PT2H24M51S</meta:editing-duration>
    <meta:editing-cycles>8</meta:editing-cycles>
    <meta:generator>LibreOffice/24.8.6.2$Linux_X86_64 LibreOffice_project/d50be90c1d90f0f90a5235ffcbbafbbfa38a83c2</meta:generator>
    <meta:document-statistic meta:table-count="0" meta:image-count="0" meta:object-count="0" meta:page-count="6" meta:paragraph-count="88" meta:word-count="2241" meta:character-count="13795" meta:non-whitespace-character-count="11625"/>
  </office:meta>
</office:document-meta>
</file>